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5600000300E1A1DF06.png" manifest:media-type="image/png"/>
  <manifest:file-entry manifest:full-path="Pictures/100000010000055600000300EA5B7769.png" manifest:media-type="image/png"/>
  <manifest:file-entry manifest:full-path="Pictures/100000010000055600000300F234A8C9.png" manifest:media-type="image/png"/>
  <manifest:file-entry manifest:full-path="Pictures/10000001000005560000030017E73504.png" manifest:media-type="image/png"/>
  <manifest:file-entry manifest:full-path="Pictures/100000010000055600000300E81AA1C8.png" manifest:media-type="image/png"/>
  <manifest:file-entry manifest:full-path="Pictures/1000000100000556000003009FEDA4D4.png" manifest:media-type="image/png"/>
  <manifest:file-entry manifest:full-path="Pictures/10000001000005560000030041370A31.png" manifest:media-type="image/png"/>
  <manifest:file-entry manifest:full-path="Pictures/100000010000055600000300E1285B0C.png" manifest:media-type="image/png"/>
  <manifest:file-entry manifest:full-path="Pictures/100000010000055600000300D9B452B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10.1154in" svg:height="5.6866in" draw:z-index="0"><draw:image xlink:href="Pictures/100000010000055600000300D9B452B3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width="10.1154in" svg:height="5.6866in" draw:z-index="1"><draw:image xlink:href="Pictures/10000001000005560000030041370A31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width="10.1154in" svg:height="5.6866in" draw:z-index="2"><draw:image xlink:href="Pictures/10000001000005560000030017E73504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width="10.1154in" svg:height="5.6866in" draw:z-index="3"><draw:image xlink:href="Pictures/100000010000055600000300EA5B7769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width="10.1154in" svg:height="5.6866in" draw:z-index="4"><draw:image xlink:href="Pictures/100000010000055600000300F234A8C9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char" svg:width="10.1154in" svg:height="5.6866in" draw:z-index="5"><draw:image xlink:href="Pictures/100000010000055600000300E1A1DF06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7" text:anchor-type="char" svg:width="10.1154in" svg:height="5.6866in" draw:z-index="6"><draw:image xlink:href="Pictures/1000000100000556000003009FEDA4D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8" text:anchor-type="char" svg:width="10.1154in" svg:height="5.6866in" draw:z-index="7"><draw:image xlink:href="Pictures/100000010000055600000300E1285B0C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char" svg:width="10.1154in" svg:height="5.6866in" draw:z-index="8"><draw:image xlink:href="Pictures/100000010000055600000300E81AA1C8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3T12:27:45.951165968</meta:creation-date>
    <dc:date>2025-11-15T17:55:40.546492567</dc:date>
    <meta:editing-duration>PT13H22M44S</meta:editing-duration>
    <meta:editing-cycles>8</meta:editing-cycles>
    <meta:generator>LibreOffice/24.2.7.2$Linux_X86_64 LibreOffice_project/420$Build-2</meta:generator>
    <meta:document-statistic meta:table-count="0" meta:image-count="9" meta:object-count="0" meta:page-count="14" meta:paragraph-count="0" meta:word-count="0" meta:character-count="0" meta:non-whitespace-character-count="0"/>
  </office:meta>
</office:document-meta>
</file>